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29ca3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4fb01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2d710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8d5e0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94828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9f97d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2f350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24fb01" officeooo:paragraph-rsid="0024fb01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25897d" officeooo:paragraph-rsid="0025897d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6f8bf1" officeooo:paragraph-rsid="006f8bf1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718da5" officeooo:paragraph-rsid="00718da5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29ca3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32f60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3b9c8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14196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2d710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29ca3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3b9c8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4fb01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5897d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2f350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514196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8d5e0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9f97d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19340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29ca3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24fb01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619340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625fa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2ff851" officeooo:paragraph-rsid="002ff851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2ff851" officeooo:paragraph-rsid="00348f51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5bccbf" officeooo:paragraph-rsid="005bccbf" fo:background-color="#ff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normal" officeooo:rsid="0022f350" officeooo:paragraph-rsid="0022f350" fo:background-color="#ffffff" style:font-name-asian="Droid Sans Fallback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normal" officeooo:rsid="00514196" officeooo:paragraph-rsid="00514196" fo:background-color="#ffffff" style:font-name-asian="Droid Sans Fallback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normal" officeooo:rsid="0068c4bf" officeooo:paragraph-rsid="0068c4bf" fo:background-color="#ffffff" style:font-name-asian="Droid Sans Fallback" style:font-size-asian="11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/>
    </style:style>
    <style:style style:name="P44" style:family="paragraph" style:parent-style-name="Standard">
      <style:text-properties fo:color="#00000a" style:font-name="Calibri" fo:font-size="11pt" fo:language="de" fo:country="DE" fo:font-weight="normal" officeooo:paragraph-rsid="00129ca3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45" style:family="paragraph" style:parent-style-name="Standard">
      <style:text-properties fo:color="#00000a" style:font-name="Calibri" fo:font-size="11pt" fo:language="de" fo:country="DE" fo:font-weight="normal" officeooo:rsid="002e40c7" officeooo:paragraph-rsid="00129ca3" fo:background-color="transparent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46" style:family="paragraph" style:parent-style-name="Standard">
      <style:text-properties fo:color="#365f91" style:font-name="Cambria" fo:font-size="14pt" fo:language="en" fo:country="US" fo:font-weight="bold" officeooo:paragraph-rsid="00129ca3" style:font-name-asian="Droid Sans Fallback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365f91" style:font-name="Cambria" fo:font-size="14pt" fo:language="en" fo:country="US" fo:font-style="normal" fo:font-weight="bold" officeooo:rsid="0022f350" officeooo:paragraph-rsid="0022f350" fo:background-color="#ffffff" style:font-name-asian="Droid Sans Fallback" style:font-size-asian="14pt" style:language-asian="en" style:country-asian="US" style:font-style-asian="normal" style:font-weight-asian="bold" style:font-name-complex="Calibri1" style:font-size-complex="14pt" style:language-complex="ar" style:country-complex="SA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365f91" style:font-name="Cambria" fo:font-size="14pt" fo:language="en" fo:country="US" fo:font-style="normal" fo:font-weight="bold" officeooo:rsid="005103d6" officeooo:paragraph-rsid="005103d6" fo:background-color="#ffffff" style:font-name-asian="Droid Sans Fallback" style:font-size-asian="14pt" style:language-asian="en" style:country-asian="US" style:font-style-asian="normal" style:font-weight-asian="bold" style:font-name-complex="Calibri1" style:font-size-complex="14pt" style:language-complex="ar" style:country-complex="SA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365f91" style:font-name="Cambria" fo:font-size="14pt" fo:language="en" fo:country="US" fo:font-style="normal" fo:font-weight="bold" officeooo:rsid="0068c4bf" officeooo:paragraph-rsid="0068c4bf" fo:background-color="#ffffff" style:font-name-asian="Droid Sans Fallback" style:font-size-asian="14pt" style:language-asian="en" style:country-asian="US" style:font-style-asian="normal" style:font-weight-asian="bold" style:font-name-complex="Calibri1" style:font-size-complex="14pt" style:language-complex="ar" style:country-complex="SA" style:font-style-complex="normal" style:font-weight-complex="bold"/>
    </style:style>
    <style:style style:name="P50" style:family="paragraph" style:parent-style-name="Standard">
      <style:text-properties fo:color="#365f91" style:font-name="Calibri" fo:font-size="14pt" fo:language="en" fo:country="US" fo:font-weight="bold" officeooo:paragraph-rsid="00129ca3" style:font-name-asian="Droid Sans Fallback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1" style:family="paragraph" style:parent-style-name="Standard">
      <style:text-properties style:font-name="Calibri" officeooo:paragraph-rsid="00129ca3" fo:background-color="transparent"/>
    </style:style>
    <style:style style:name="P52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129ca3" fo:background-color="#ffff99" style:font-style-asian="normal" style:font-weight-asian="bold" style:font-style-complex="normal" style:font-weight-complex="bold"/>
    </style:style>
    <style:style style:name="P53" style:family="paragraph" style:parent-style-name="Standard">
      <style:text-properties style:font-name="Calibri" officeooo:paragraph-rsid="00129ca3"/>
    </style:style>
    <style:style style:name="P5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700264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1426cb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T1" style:family="text">
      <style:text-properties fo:color="#00000a" fo:font-size="11pt" fo:language="de" fo:country="DE" fo:font-weight="normal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2" style:family="text">
      <style:text-properties fo:color="#00000a" fo:font-size="11pt" fo:language="de" fo:country="DE" fo:font-weight="normal" officeooo:rsid="002df1d2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3" style:family="text">
      <style:text-properties fo:color="#00000a" fo:font-size="11pt" fo:language="de" fo:country="DE" fo:font-weight="normal" officeooo:rsid="002e40c7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4" style:family="text">
      <style:text-properties fo:color="#00000a" fo:font-size="11pt" fo:language="de" fo:country="DE" fo:font-weight="normal" officeooo:rsid="002df1d2" fo:background-color="#ffff99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5" style:family="text">
      <style:text-properties fo:color="#00000a" fo:font-size="11pt" fo:language="de" fo:country="DE" fo:font-weight="normal" officeooo:rsid="002df1d2" fo:background-color="transparent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6" style:family="text">
      <style:text-properties fo:color="#00000a" fo:font-size="11pt" fo:language="de" fo:country="DE" fo:font-weight="normal" officeooo:rsid="002df1d2" fo:background-color="#66ffff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7" style:family="text">
      <style:text-properties fo:color="#00000a" fo:font-size="11pt" fo:language="de" fo:country="DE" fo:font-weight="normal" officeooo:rsid="002df1d2" fo:background-color="#99ff66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8" style:family="text">
      <style:text-properties fo:color="#00000a" fo:font-size="11pt" fo:language="de" fo:country="DE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9" style:family="text">
      <style:text-properties fo:color="#00000a" fo:font-size="11pt" fo:language="de" fo:country="DE" fo:background-color="#66ffff" loext:char-shading-value="0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0" style:family="text">
      <style:text-properties officeooo:rsid="002edef0"/>
    </style:style>
    <style:style style:name="T11" style:family="text">
      <style:text-properties officeooo:rsid="0034f20e"/>
    </style:style>
    <style:style style:name="T12" style:family="text">
      <style:text-properties officeooo:rsid="002f34d6"/>
    </style:style>
    <style:style style:name="T13" style:family="text">
      <style:text-properties fo:background-color="#99ff66" loext:char-shading-value="0"/>
    </style:style>
    <style:style style:name="T14" style:family="text">
      <style:text-properties officeooo:rsid="0034f20e" fo:background-color="#99ff66" loext:char-shading-value="0"/>
    </style:style>
    <style:style style:name="T15" style:family="text">
      <style:text-properties officeooo:rsid="006acef2" fo:background-color="#99ff66" loext:char-shading-value="0"/>
    </style:style>
    <style:style style:name="T16" style:family="text">
      <style:text-properties officeooo:rsid="0016dba0"/>
    </style:style>
    <style:style style:name="T17" style:family="text">
      <style:text-properties officeooo:rsid="0018992e"/>
    </style:style>
    <style:style style:name="T18" style:family="text">
      <style:text-properties officeooo:rsid="00210e8f"/>
    </style:style>
    <style:style style:name="T19" style:family="text">
      <style:text-properties officeooo:rsid="00218fe5"/>
    </style:style>
    <style:style style:name="T20" style:family="text">
      <style:text-properties officeooo:rsid="0022f350"/>
    </style:style>
    <style:style style:name="T21" style:family="text">
      <style:text-properties officeooo:rsid="0024fb01"/>
    </style:style>
    <style:style style:name="T22" style:family="text">
      <style:text-properties officeooo:rsid="0025897d"/>
    </style:style>
    <style:style style:name="T23" style:family="text">
      <style:text-properties officeooo:rsid="00285380"/>
    </style:style>
    <style:style style:name="T24" style:family="text">
      <style:text-properties officeooo:rsid="00297f37"/>
    </style:style>
    <style:style style:name="T25" style:family="text">
      <style:text-properties officeooo:rsid="002be1f1"/>
    </style:style>
    <style:style style:name="T26" style:family="text">
      <style:text-properties officeooo:rsid="002f3485"/>
    </style:style>
    <style:style style:name="T27" style:family="text">
      <style:text-properties officeooo:rsid="002f938e"/>
    </style:style>
    <style:style style:name="T28" style:family="text">
      <style:text-properties officeooo:rsid="002ff851"/>
    </style:style>
    <style:style style:name="T29" style:family="text">
      <style:text-properties officeooo:rsid="0031e0fd"/>
    </style:style>
    <style:style style:name="T30" style:family="text">
      <style:text-properties officeooo:rsid="0032f641"/>
    </style:style>
    <style:style style:name="T31" style:family="text">
      <style:text-properties officeooo:rsid="003651a8"/>
    </style:style>
    <style:style style:name="T32" style:family="text">
      <style:text-properties officeooo:rsid="003a4cd1"/>
    </style:style>
    <style:style style:name="T33" style:family="text">
      <style:text-properties officeooo:rsid="003c1645"/>
    </style:style>
    <style:style style:name="T34" style:family="text">
      <style:text-properties officeooo:rsid="003e50c9"/>
    </style:style>
    <style:style style:name="T35" style:family="text">
      <style:text-properties officeooo:rsid="00456cd1"/>
    </style:style>
    <style:style style:name="T36" style:family="text">
      <style:text-properties officeooo:rsid="0048d174"/>
    </style:style>
    <style:style style:name="T37" style:family="text">
      <style:text-properties officeooo:rsid="0049581c"/>
    </style:style>
    <style:style style:name="T38" style:family="text">
      <style:text-properties officeooo:rsid="0049e3a4"/>
    </style:style>
    <style:style style:name="T39" style:family="text">
      <style:text-properties officeooo:rsid="004b7a89"/>
    </style:style>
    <style:style style:name="T40" style:family="text">
      <style:text-properties fo:background-color="#66ffff" loext:char-shading-value="0"/>
    </style:style>
    <style:style style:name="T41" style:family="text">
      <style:text-properties officeooo:rsid="0052d710" fo:background-color="#66ffff" loext:char-shading-value="0"/>
    </style:style>
    <style:style style:name="T42" style:family="text">
      <style:text-properties officeooo:rsid="0055f1ba"/>
    </style:style>
    <style:style style:name="T43" style:family="text">
      <style:text-properties officeooo:rsid="0057c93c"/>
    </style:style>
    <style:style style:name="T44" style:family="text">
      <style:text-properties officeooo:rsid="0058da44"/>
    </style:style>
    <style:style style:name="T45" style:family="text">
      <style:text-properties officeooo:rsid="00590324"/>
    </style:style>
    <style:style style:name="T46" style:family="text">
      <style:text-properties officeooo:rsid="005ea0a8"/>
    </style:style>
    <style:style style:name="T47" style:family="text">
      <style:text-properties officeooo:rsid="00718d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Bytecodes</text:p>
      <text:p text:style-name="P50"/>
      <text:p text:style-name="P44">Folgende Liste umfasst <text:span text:style-name="T17">die mMn relevantesten Bytecodes, die auf dem EV3 implementiert sind. (Mit Kommentaren zum aktuellen Stand versehen.) <text:s/>Für eine vollst. Liste s. Bytecodes.odt</text:span> </text:p>
      <text:p text:style-name="P53"><text:span text:style-name="T1"><text:tab/>→</text:span><text:span text:style-name="T2"> </text:span><text:span text:style-name="T4">Gelb:</text:span><text:span text:style-name="T5"> <text:s/>in Bytecodes.h definiert</text:span></text:p>
      <text:p text:style-name="P51"><text:span text:style-name="T2"><text:tab/>→ </text:span><text:span text:style-name="T6">Blau:</text:span><text:span text:style-name="T2"> <text:s/>in Command.h deklariert</text:span></text:p>
      <text:p text:style-name="P51"><text:span text:style-name="T2"><text:tab/>→ </text:span><text:span text:style-name="T7">Grün:</text:span><text:span text:style-name="T2"> in Brick.h deklariert (und so auf User-Ebene verfügbar) </text:span></text:p>
      <text:p text:style-name="P51"><text:span text:style-name="T2"><text:tab/>→</text:span><text:span text:style-name="T3"> ! : wird noch implementiert</text:span></text:p>
      <text:p text:style-name="P45"><text:tab/>→ ? : wird viell<text:span text:style-name="T39">e</text:span>icht implementiert</text:p>
      <text:p text:style-name="P53"/>
      <text:p text:style-name="P1"><text:s text:c="2"/>opERROR <text:tab/><text:tab/><text:tab/><text:tab/><text:tab/>= 0x00,</text:p>
      <text:p text:style-name="P13"><text:s text:c="2"/>opNOP<text:tab/><text:tab/><text:tab/><text:tab/><text:tab/>= 0x01, </text:p>
      <text:p text:style-name="P1"><text:s text:c="2"/>opPROGRAM_STOP<text:tab/><text:tab/><text:tab/>= 0x02, </text:p>
      <text:p text:style-name="P1"><text:s text:c="2"/>opPROGRAM_START<text:tab/><text:tab/><text:tab/>= 0x03, </text:p>
      <text:p text:style-name="P1"><text:s text:c="2"/>opOBJECT_STOP <text:tab/><text:tab/><text:tab/>= 0x04, </text:p>
      <text:p text:style-name="P1"><text:s text:c="2"/>opOBJECT_START <text:tab/><text:tab/><text:tab/>= 0x05, <text:s/></text:p>
      <text:p text:style-name="P1"><text:s text:c="2"/>opOBJECT_TRIG<text:tab/><text:tab/><text:tab/><text:tab/>= 0x06, </text:p>
      <text:p text:style-name="P1"><text:s text:c="2"/>opOBJECT_WAIT <text:tab/><text:tab/><text:tab/>= 0x07, </text:p>
      <text:p text:style-name="P1"><text:s text:c="2"/>opRETURN<text:tab/><text:tab/><text:tab/><text:tab/>= 0x08,</text:p>
      <text:p text:style-name="P1"><text:s text:c="2"/>opCALL <text:tab/><text:tab/><text:tab/><text:tab/><text:tab/>= 0x09,</text:p>
      <text:p text:style-name="P52"><text:span text:style-name="T8"><text:s text:c="2"/></text:span><text:span text:style-name="T9">opOBJECT_END <text:tab/><text:tab/><text:tab/><text:tab/>= 0x0A,</text:span></text:p>
      <text:p text:style-name="P1"><text:s text:c="2"/>opSLEEP<text:tab/><text:tab/><text:tab/><text:tab/><text:tab/>= 0x0B,</text:p>
      <text:p text:style-name="P1"><text:s text:c="2"/>opPROGRAM_INFO <text:tab/><text:tab/><text:tab/>= 0x0C,</text:p>
      <text:p text:style-name="P1"><text:s text:c="2"/>opLABEL <text:s/><text:tab/><text:tab/><text:tab/><text:tab/><text:tab/>= 0x0D, </text:p>
      <text:p text:style-name="P1"><text:s text:c="2"/>opPROBE <text:tab/><text:tab/><text:tab/><text:tab/><text:tab/>= 0x0E,</text:p>
      <text:p text:style-name="P1"><text:s text:c="2"/>opDO<text:tab/><text:tab/><text:tab/><text:tab/><text:tab/>= 0x0F, </text:p>
      <text:p text:style-name="P1"/>
      <text:p text:style-name="P33">??</text:p>
      <text:p text:style-name="P1"><text:s text:c="2"/>opCP_LTF <text:tab/><text:tab/><text:tab/><text:tab/><text:tab/>= 0x47,</text:p>
      <text:p text:style-name="P13"><text:s text:c="2"/>opJR_LT8 <text:tab/><text:tab/><text:tab/><text:tab/><text:tab/>= 0x64,</text:p>
      <text:p text:style-name="P33"><text:tab/>→<text:span text:style-name="T19"> keine Ahnung, warum ausgerechnet diese beiden hier mit aufgenommen wurden (vielleicht aus Testgründen?)</text:span></text:p>
      <text:p text:style-name="P33">/??</text:p>
      <text:p text:style-name="P13"/>
      <text:p text:style-name="P1"><text:s text:c="2"/>opINFO<text:tab/><text:tab/><text:tab/><text:tab/><text:tab/>= 0x7C, ?</text:p>
      <text:p text:style-name="P1"><text:s text:c="2"/>opSTRINGS <text:tab/><text:tab/><text:tab/><text:tab/><text:span text:style-name="T20">=</text:span> 0x7D, </text:p>
      <text:p text:style-name="P1"/>
      <text:p text:style-name="P13"><text:s text:c="2"/>opUI_FLUSH <text:tab/><text:tab/><text:tab/><text:tab/>= 0x80, </text:p>
      <text:p text:style-name="P20"><text:s text:c="2"/>opUI_READ <text:tab/><text:tab/><text:tab/><text:tab/>= 0x81,</text:p>
      <text:p text:style-name="P13"><text:s text:c="2"/>opUI_WRITE<text:tab/><text:tab/><text:tab/><text:tab/>= 0x82,</text:p>
      <text:p text:style-name="P1"><text:s text:c="2"/>opUI_BUTTON<text:tab/><text:tab/><text:tab/><text:tab/>= 0x8<text:span text:style-name="T16">3, ?</text:span></text:p>
      <text:p text:style-name="P13"><text:s text:c="2"/>opUI_DRAW<text:tab/><text:tab/><text:tab/><text:tab/>= 0x84,</text:p>
      <text:p text:style-name="P13"/>
      <text:p text:style-name="P13"><text:s text:c="2"/>opTIMER_WAIT <text:tab/><text:tab/><text:tab/><text:tab/>= 0x85,</text:p>
      <text:p text:style-name="P13"><text:s text:c="2"/>opTIMER_READY<text:tab/><text:tab/><text:tab/>= 0x86,</text:p>
      <text:p text:style-name="P13"><text:s text:c="2"/>opTIMER_READ<text:tab/><text:tab/><text:tab/><text:tab/>= 0x87,</text:p>
      <text:p text:style-name="P13"/>
      <text:p text:style-name="P14"><text:s text:c="2"/>opKEEP_ALIVE <text:tab/><text:tab/><text:tab/><text:tab/>= 0x90, ?</text:p>
      <text:p text:style-name="P15"/>
      <text:p text:style-name="P21"><text:s text:c="2"/>opSOUND<text:tab/><text:tab/><text:tab/><text:tab/><text:tab/>= 0x94, </text:p>
      <text:p text:style-name="P21"><text:s text:c="2"/>opSOUND_TEST<text:tab/><text:tab/><text:tab/><text:tab/>= 0x95, <text:span text:style-name="T45">@MMI</text:span></text:p>
      <text:p text:style-name="P21"><text:s text:c="2"/>opSOUND_READY<text:tab/><text:tab/><text:tab/>= 0x96, <text:span text:style-name="T44">@MMI</text:span></text:p>
      <text:p text:style-name="P21"/>
      <text:p text:style-name="P21"/>
      <text:p text:style-name="P21"/>
      <text:p text:style-name="P34"><text:soft-page-break/><text:s text:c="2"/>opINPUT_SAMPLE<text:tab/><text:tab/><text:tab/>= 0x97,</text:p>
      <text:p text:style-name="P16"><text:s text:c="2"/>opINPUT_DEVICE_LIST<text:tab/><text:tab/>= 0x98, ?</text:p>
      <text:p text:style-name="P22"><text:s text:c="2"/>opINPUT_DEVICE<text:tab/><text:tab/><text:tab/>= 0x99, </text:p>
      <text:p text:style-name="P22"><text:s text:c="2"/>opINPUT_READ <text:tab/><text:tab/><text:tab/><text:tab/>= 0x9A, <text:span text:style-name="T36">@MMI</text:span></text:p>
      <text:p text:style-name="P22"><text:s text:c="2"/>opINPUT_TEST<text:tab/><text:tab/><text:tab/><text:tab/>= 0x9B, <text:span text:style-name="T38">@MMI</text:span></text:p>
      <text:p text:style-name="P22"><text:s text:c="2"/>opINPUT_READY<text:tab/><text:tab/><text:tab/>= 0x9C, <text:span text:style-name="T37">@MMI</text:span></text:p>
      <text:p text:style-name="P22"><text:s text:c="2"/>opINPUT_READSI<text:tab/><text:tab/><text:tab/>= 0x9D,</text:p>
      <text:p text:style-name="P30"><text:s text:c="2"/>opINPUT_READEXT<text:tab/><text:tab/><text:tab/>= 0x9E,</text:p>
      <text:p text:style-name="P34"><text:s text:c="2"/>opINPUT_WRITE<text:tab/><text:tab/><text:tab/><text:tab/>= 0x9F,</text:p>
      <text:p text:style-name="P30"/>
      <text:p text:style-name="P16"><text:s text:c="2"/>opOUTPUT_SET_TYPE<text:tab/><text:tab/><text:tab/>= 0xA1,</text:p>
      <text:p text:style-name="P16"><text:s text:c="2"/>opOUTPUT_RESET<text:tab/><text:tab/><text:tab/>= 0xA2, ?<text:span text:style-name="T46">WIP</text:span></text:p>
      <text:p text:style-name="P22"><text:s text:c="2"/>opOUTPUT_STOP<text:tab/><text:tab/><text:tab/>= 0xA3,</text:p>
      <text:p text:style-name="P22"><text:s text:c="2"/>opOUTPUT_POWER<text:tab/><text:tab/><text:tab/>= 0xA4,</text:p>
      <text:p text:style-name="P22"><text:s text:c="2"/>opOUTPUT_SPEED<text:tab/><text:tab/><text:tab/>= 0xA5, <text:span text:style-name="T10">@MMI</text:span></text:p>
      <text:p text:style-name="P22"><text:s text:c="2"/>opOUTPUT_START <text:tab/><text:tab/><text:tab/>= 0xA6, </text:p>
      <text:p text:style-name="P22"><text:s text:c="2"/>opOUTPUT_POLARITY<text:tab/><text:tab/><text:tab/>= 0xA7, <text:span text:style-name="T11">@MMI</text:span></text:p>
      <text:p text:style-name="P16"><text:s text:c="2"/>opOUTPUT_READ<text:tab/><text:tab/><text:tab/>= 0xA8, !<text:span text:style-name="T35">WIP</text:span></text:p>
      <text:p text:style-name="P34"><text:tab/>→<text:span text:style-name="T18"> gibt Tachostand und Speed zurück, aber ersterer ist immer fehlerhaft (könnte Bug auf dem Brick selbst sein, MonoBrick hat das gleiche Problem festgestellt)</text:span></text:p>
      <text:p text:style-name="P34"><text:tab/>→<text:span text:style-name="T18"> Speed scheint ungenau zu werden, bei Werten ab ~70</text:span></text:p>
      <text:p text:style-name="P22"><text:s text:c="2"/>opOUTPUT_TEST <text:tab/><text:tab/><text:tab/>= 0xA9,</text:p>
      <text:p text:style-name="P30"><text:span text:style-name="T13"><text:s text:c="2"/>opOUTPUT_READY<text:tab/><text:tab/><text:tab/>= 0xAA, </text:span><text:span text:style-name="T14">@MMI</text:span></text:p>
      <text:p text:style-name="P22"><text:s text:c="2"/>opOUTPUT_STEP_POWER <text:tab/><text:tab/>= 0xAC, <text:span text:style-name="T12">@MMI</text:span></text:p>
      <text:p text:style-name="P22"><text:s text:c="2"/>opOUTPUT_TIME_POWER<text:tab/><text:tab/>= 0xAD, @MMI</text:p>
      <text:p text:style-name="P22"><text:s text:c="2"/>opOUTPUT_STEP_SPEED<text:tab/><text:tab/>= 0xAE, </text:p>
      <text:p text:style-name="P22"><text:s text:c="2"/>opOUTPUT_TIME_SPEED<text:tab/><text:tab/>= 0xAF, <text:span text:style-name="T12">@MMI</text:span></text:p>
      <text:p text:style-name="P22"><text:s text:c="2"/>opOUTPUT_STEP_SYNC<text:tab/><text:tab/>= 0xB0, <text:span text:style-name="T10">@MMI</text:span></text:p>
      <text:p text:style-name="P22"><text:s text:c="2"/>opOUTPUT_TIME_SYNC <text:tab/><text:tab/>= 0xB1, <text:span text:style-name="T10">@MMI</text:span></text:p>
      <text:p text:style-name="P22"><text:s text:c="2"/>opOUTPUT_CLR_COUNT<text:tab/><text:tab/>= 0xB2,</text:p>
      <text:p text:style-name="P22"><text:s text:c="2"/>opOUTPUT_GET_COUNT<text:tab/><text:tab/>= 0xB3,</text:p>
      <text:p text:style-name="P22"/>
      <text:p text:style-name="P34"/>
      <text:p text:style-name="P32"><text:s text:c="2"/>opCOM_READ<text:tab/><text:tab/><text:tab/><text:tab/>= 0x91,</text:p>
      <text:p text:style-name="P36"><text:s text:c="2"/>opCOM_WRITE<text:tab/><text:tab/><text:tab/><text:tab/>= 0x92,</text:p>
      <text:p text:style-name="P34"/>
      <text:p text:style-name="P31"><text:s/><text:span text:style-name="T13"><text:s/>opCOM_READY<text:tab/><text:tab/><text:tab/><text:tab/>= 0xD0, </text:span><text:span text:style-name="T15">@MMI</text:span></text:p>
      <text:p text:style-name="P31"><text:s text:c="2"/>opCOM_READDATA<text:tab/><text:tab/><text:tab/>= 0xD1, </text:p>
      <text:p text:style-name="P31"><text:s text:c="2"/>opCOM_WRITEDATA <text:tab/><text:tab/><text:tab/>= 0xD2,</text:p>
      <text:p text:style-name="P19"><text:s text:c="2"/>opCOM_GET<text:tab/><text:tab/><text:tab/><text:tab/>= 0xD3, ?</text:p>
      <text:p text:style-name="P19"><text:s text:c="2"/>opCOM_SET<text:tab/><text:tab/><text:tab/><text:tab/>= 0xD4, ?</text:p>
      <text:p text:style-name="P31"><text:span text:style-name="T13"><text:s text:c="2"/>opCOM_TEST<text:tab/><text:tab/><text:tab/><text:tab/>= 0xD5, </text:span><text:span text:style-name="T15">@MMI</text:span></text:p>
      <text:p text:style-name="P31"><text:s text:c="2"/>opCOM_REMOVE<text:tab/><text:tab/><text:tab/>= 0xD6, </text:p>
      <text:p text:style-name="P37"><text:s text:c="2"/>opCOM_WRITEFILE <text:tab/><text:tab/><text:tab/>= 0xD7,</text:p>
      <text:p text:style-name="P40"><text:s/></text:p>
      <text:p text:style-name="P22"/>
      <text:p text:style-name="P2"><text:s text:c="2"/>opMAILBOX_OPEN <text:tab/><text:tab/><text:tab/>= 0xD8, </text:p>
      <text:p text:style-name="P23"><text:s text:c="2"/>opMAILBOX_WRITE<text:tab/><text:tab/><text:tab/>= 0xD9,</text:p>
      <text:p text:style-name="P2"><text:s text:c="2"/>opMAILBOX_READ <text:tab/><text:tab/><text:tab/>= 0xDA, </text:p>
      <text:p text:style-name="P2"><text:s text:c="2"/>opMAILBOX_TEST<text:tab/><text:tab/><text:tab/>= 0xDB,</text:p>
      <text:p text:style-name="P2"><text:s text:c="2"/>opMAILBOX_READY <text:tab/><text:tab/><text:tab/>= 0xDC,</text:p>
      <text:p text:style-name="P2"><text:s text:c="2"/>opMAILBOX_CLOSE<text:tab/><text:tab/><text:tab/>= 0xDD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7">InputDevice-Subcodes</text:p>
      <text:p text:style-name="P47"/>
      <text:p text:style-name="P41">Folgende Liste umfasst die Subcodes für den bytecode opINPUT_DEVICE (0x99).</text:p>
      <text:p text:style-name="P41">Farbschema gilt wie oben.</text:p>
      <text:p text:style-name="P8"/>
      <text:p text:style-name="P11"><text:s/>INSERT_TYPE<text:tab/><text:tab/><text:tab/><text:tab/>= 0x01 @MMI</text:p>
      <text:p text:style-name="P26"><text:s/>GET_FORMAT<text:tab/><text:tab/><text:tab/><text:tab/>= 0x02 <text:span text:style-name="T33">@MMI</text:span></text:p>
      <text:p text:style-name="P3"><text:s/>CAL_MINMAX<text:tab/><text:tab/><text:tab/><text:tab/>= 0x0<text:span text:style-name="T21">3</text:span></text:p>
      <text:p text:style-name="P9"><text:s/>CAL_DEFAULT<text:tab/><text:tab/><text:tab/><text:tab/>= 0x04</text:p>
      <text:p text:style-name="P24"><text:s/>GET_TYPEMODE<text:tab/><text:tab/><text:tab/><text:tab/>= 0x05 <text:span text:style-name="T29">@MMI</text:span></text:p>
      <text:p text:style-name="P39"><text:tab/>→ Rückgabewert ist codiert: to String conversion auf dem convenience layer wäre sinnvoll</text:p>
      <text:p text:style-name="P24"><text:s/>GET_SYMBOL<text:tab/><text:tab/><text:tab/><text:tab/>= 0x06</text:p>
      <text:p text:style-name="P9"><text:s/>CAL_MIN<text:tab/><text:tab/><text:tab/><text:tab/><text:tab/>= 0x07</text:p>
      <text:p text:style-name="P9"><text:s/>CAL_MAX<text:tab/><text:tab/><text:tab/><text:tab/><text:tab/>= 0x08</text:p>
      <text:p text:style-name="P9"><text:s/>SETUP<text:tab/><text:tab/><text:tab/><text:tab/><text:tab/>= 0x09</text:p>
      <text:p text:style-name="P24"><text:s/>CLR_ALL<text:tab/><text:tab/><text:tab/><text:tab/><text:tab/>= 0x0A</text:p>
      <text:p text:style-name="P35"><text:tab/>→<text:span text:style-name="T23"> cleart auch tacho counts auf Motor Ports</text:span></text:p>
      <text:p text:style-name="P35"><text:tab/>→<text:span text:style-name="T24"> scheint etwas buggy zu sein, da manchmal nach einem Aufruf tacho count und Sensorreadings nur noch verzögert wahr genommen werden</text:span></text:p>
      <text:p text:style-name="P35"><text:tab/>→<text:span text:style-name="T25"> = CLR_CHANGES + CLR_BUMBED(?) + OUTPUT_RESET + OUTPUT_CLR_COUNT + INPUT_WRITE</text:span></text:p>
      <text:p text:style-name="P9"><text:s/>GET_RAW<text:tab/><text:tab/><text:tab/><text:tab/><text:tab/>= 0x0B</text:p>
      <text:p text:style-name="P24"><text:s/>GET_CONNECTION<text:tab/><text:tab/><text:tab/>= 0x0C <text:span text:style-name="T27">@MMI</text:span></text:p>
      <text:p text:style-name="P35"><text:tab/>→<text:span text:style-name="T28"> gibt 'Art' des Sensors zurück, also EV3 UART sensor,</text:span></text:p>
      <text:p text:style-name="P38">NXT analog sensor, no sensor, etc.</text:p>
      <text:p text:style-name="P38"><text:tab/>→ Rückgabewert ist codiert: to String conversion auf dem convenience layer wäre sinnvoll</text:p>
      <text:p text:style-name="P9"><text:s/>STOP_ALL<text:tab/><text:tab/><text:tab/><text:tab/><text:tab/>= 0x0D</text:p>
      <text:p text:style-name="P54"><text:s/>SET_TYPEMODE<text:tab/><text:tab/><text:tab/><text:tab/>= 0x0E @MMI</text:p>
      <text:p text:style-name="P12"><text:s/>READY_IIC<text:tab/><text:tab/><text:tab/><text:tab/><text:tab/>= 0x0F</text:p>
      <text:p text:style-name="P24"><text:s/>GET_NAME<text:tab/><text:tab/><text:tab/><text:tab/><text:tab/>= 0x15</text:p>
      <text:p text:style-name="P24"><text:s/>GET_MODENAME<text:tab/><text:tab/><text:tab/>= 0x16 <text:span text:style-name="T26">@MMI</text:span></text:p>
      <text:p text:style-name="P9"><text:s/>SET_RAW<text:tab/><text:tab/><text:tab/><text:tab/><text:tab/>= 0x17</text:p>
      <text:p text:style-name="P9"><text:s/>GET_FIGURES<text:tab/><text:tab/><text:tab/><text:tab/>= 0x18 </text:p>
      <text:p text:style-name="P24"><text:s/>GET_CHANGES<text:tab/><text:tab/><text:tab/><text:tab/>= 0x19 <text:span text:style-name="T31">@MMI</text:span></text:p>
      <text:p text:style-name="P24"><text:s/>CLR_CHANGES<text:tab/><text:tab/><text:tab/><text:tab/>= 0x1A <text:span text:style-name="T32">@MMI</text:span></text:p>
      <text:p text:style-name="P9"><text:s/><text:span text:style-name="T22">READY_PCT<text:tab/><text:tab/><text:tab/><text:tab/>= 0x1B ?</text:span></text:p>
      <text:p text:style-name="P10"><text:s/>READY_RAW<text:tab/><text:tab/><text:tab/><text:tab/>= 0x1C ?</text:p>
      <text:p text:style-name="P10"><text:s/>READY_SI<text:tab/><text:tab/><text:tab/><text:tab/><text:tab/>= 0x1D ?</text:p>
      <text:p text:style-name="P25"><text:s/>GET_MINMAX<text:tab/><text:tab/><text:tab/><text:tab/>= 0x1E <text:span text:style-name="T30">@MMI</text:span></text:p>
      <text:p text:style-name="P25"><text:s/>GET_BUMPS<text:tab/><text:tab/><text:tab/><text:tab/>= 0x1F <text:span text:style-name="T34">@MMI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48">Sound-SubCodes</text:p>
      <text:p text:style-name="P48"/>
      <text:p text:style-name="P42">Folgende Liste umfasst die Subcodes für den bytecode opSOUND(0x94). Farbschema gilt wie oben.</text:p>
      <text:p text:style-name="P42"/>
      <text:p text:style-name="P27">BREAK<text:tab/><text:tab/><text:tab/><text:tab/><text:tab/>= 0x00 <text:span text:style-name="T42">@MMI</text:span></text:p>
      <text:p text:style-name="P27">TONE<text:tab/><text:tab/><text:tab/><text:tab/><text:tab/><text:tab/>= 0x01</text:p>
      <text:p text:style-name="P17">PLAY<text:tab/><text:tab/><text:tab/><text:tab/><text:tab/><text:tab/>= 0x02 ?</text:p>
      <text:p text:style-name="P18">REPEAT<text:tab/><text:tab/><text:tab/><text:tab/><text:tab/>= 0x03 ?</text:p>
      <text:p text:style-name="P4"><text:span text:style-name="T40"><text:tab/>→</text:span><text:span text:style-name="T41"> Play/Repeat beziehen sich auf Soundfiles auf dem Brick, wird erstmal nicht implementiert. </text:span><text:line-break/>SERVICE<text:tab/><text:tab/><text:tab/><text:tab/><text:tab/>= 0x04</text:p>
      <text:p text:style-name="P4"><text:tab/>→<text:span text:style-name="T43"> wird zwar in bytecodes.h erwähnt, scheint aber nicht in der firmware implementiert zu sei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9">ComGet-SubCodes</text:p>
      <text:p text:style-name="P49"/>
      <text:p text:style-name="P43">Folgende Liste umfasst die Subcodes für den bytecodes opCOM_GET(0xD3). Farbschema wie oben.</text:p>
      <text:p text:style-name="P43"/>
      <text:p text:style-name="P5">GET_ON_OFF<text:tab/><text:tab/><text:tab/><text:tab/>= 0x01</text:p>
      <text:p text:style-name="P5">GET_VISIBLE<text:tab/><text:tab/><text:tab/><text:tab/>= 0x02</text:p>
      <text:p text:style-name="P5">GET_RESULT<text:tab/><text:tab/><text:tab/><text:tab/>= 0x04</text:p>
      <text:p text:style-name="P5">GET_PIN<text:tab/><text:tab/><text:tab/><text:tab/><text:tab/>= 0x05</text:p>
      <text:p text:style-name="P5">SEARCH_ITEMS<text:tab/><text:tab/><text:tab/><text:tab/>= 0x08</text:p>
      <text:p text:style-name="P5">SEARCH_ITEM<text:tab/><text:tab/><text:tab/><text:tab/>= 0x09</text:p>
      <text:p text:style-name="P5">FAVOUR_ITEMS<text:tab/><text:tab/><text:tab/><text:tab/>= 0x0A</text:p>
      <text:p text:style-name="P5">FAVOUR_ITEM<text:tab/><text:tab/><text:tab/><text:tab/>= 0x0B</text:p>
      <text:p text:style-name="P5">GET_ID<text:tab/><text:tab/><text:tab/><text:tab/><text:tab/>= 0x0C</text:p>
      <text:p text:style-name="P28">GET_BRICKNAME<text:tab/><text:tab/><text:tab/><text:tab/>= 0x0D</text:p>
      <text:p text:style-name="P5">GET_NETWORK<text:tab/><text:tab/><text:tab/><text:tab/>= 0x0E</text:p>
      <text:p text:style-name="P5">GET_PRESENT<text:tab/><text:tab/><text:tab/><text:tab/>= 0x0F</text:p>
      <text:p text:style-name="P5">GET_ENCRYPT<text:tab/><text:tab/><text:tab/><text:tab/>= 0x10</text:p>
      <text:p text:style-name="P5">CONNEC_ITEMS<text:tab/><text:tab/><text:tab/><text:tab/>= 0x11</text:p>
      <text:p text:style-name="P5">CONNEC_ITEM<text:tab/><text:tab/><text:tab/><text:tab/>= 0x12</text:p>
      <text:p text:style-name="P5">GET_INCOMING<text:tab/><text:tab/><text:tab/><text:tab/>= 0x13</text:p>
      <text:p text:style-name="P5">GET_MODE2<text:tab/><text:tab/><text:tab/><text:tab/>= 0x14</text:p>
      <text:p text:style-name="P43"/>
      <text:p text:style-name="P43"/>
      <text:p text:style-name="P43"/>
      <text:p text:style-name="P49">ComSet-SubCodes</text:p>
      <text:p text:style-name="P49"/>
      <text:p text:style-name="P43">Folgende Liste umfasst die Subcodes für den bytecodes opCOM_SET(0xD4). Farbschema wie oben.</text:p>
      <text:p text:style-name="P43"/>
      <text:p text:style-name="P6">SET_ON_OFF<text:tab/><text:tab/><text:tab/><text:tab/>= 0x01</text:p>
      <text:p text:style-name="P7">SET_VISIBLE<text:tab/><text:tab/><text:tab/><text:tab/>= 0x02</text:p>
      <text:p text:style-name="P7">SET_SEARCH<text:tab/><text:tab/><text:tab/><text:tab/>= 0x03<text:line-break/>SET_PIN<text:tab/><text:tab/><text:tab/><text:tab/><text:tab/>= 0x05</text:p>
      <text:p text:style-name="P7">SET_PASSKEY<text:tab/><text:tab/><text:tab/><text:tab/>= 0x06</text:p>
      <text:p text:style-name="P7">SET_CONNECTION<text:tab/><text:tab/><text:tab/>= 0x07</text:p>
      <text:p text:style-name="P29">SET_BRICKNAME<text:tab/><text:tab/><text:tab/><text:tab/>= 0x08</text:p>
      <text:p text:style-name="P7">SET_MOVEUP<text:tab/><text:tab/><text:tab/><text:tab/>= 0x09</text:p>
      <text:p text:style-name="P7">SET_MOVEDOWN<text:tab/><text:tab/><text:tab/><text:tab/>= 0x0A</text:p>
      <text:p text:style-name="P7">SET_ENCRYPT<text:tab/><text:tab/><text:tab/><text:tab/>= 0x0B</text:p>
      <text:p text:style-name="P7">SET_SSID<text:tab/><text:tab/><text:tab/><text:tab/><text:tab/>= 0x0C</text:p>
      <text:p text:style-name="P7">SET_MODE2<text:tab/><text:tab/><text:tab/><text:tab/>= 0x0D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2:29:36.011783331</meta:creation-date>
    <meta:generator>LibreOffice/4.2.8.2$Linux_X86_64 LibreOffice_project/420m0$Build-2</meta:generator>
    <dc:date>2016-05-11T13:42:25.676589272</dc:date>
    <meta:editing-duration>PT8H25M3S</meta:editing-duration>
    <meta:editing-cycles>97</meta:editing-cycles>
    <meta:document-statistic meta:table-count="0" meta:image-count="0" meta:object-count="0" meta:page-count="5" meta:paragraph-count="164" meta:word-count="717" meta:character-count="5166" meta:non-whitespace-character-count="3982"/>
  </office:meta>
</office:document-meta>
</file>